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57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row table:style-name="ro1">
          <table:table-cell office:value-type="string">
            <text:p>Reduced</text:p>
          </table:table-cell>
          <table:table-cell office:value-type="string">
            <text:p>Normal</text:p>
          </table:table-cell>
          <table:table-cell office:value-type="string">
            <text:p>AvRed</text:p>
          </table:table-cell>
          <table:table-cell office:value-type="string">
            <text:p>AvNor</text:p>
          </table:table-cell>
          <table:table-cell/>
          <table:table-cell office:value-type="string">
            <text:p>Sym2.0</text:p>
          </table:table-cell>
          <table:table-cell office:value-type="string">
            <text:p>Red</text:p>
          </table:table-cell>
          <table:table-cell office:value-type="string">
            <text:p>Nor</text:p>
          </table:table-cell>
          <table:table-cell office:value-type="string">
            <text:p>AvRed</text:p>
          </table:table-cell>
          <table:table-cell office:value-type="string">
            <text:p>AvNor</text:p>
          </table:table-cell>
          <table:table-cell/>
          <table:table-cell office:value-type="string">
            <text:p>Assym2.0</text:p>
          </table:table-cell>
          <table:table-cell office:value-type="string">
            <text:p>Red</text:p>
          </table:table-cell>
          <table:table-cell office:value-type="string">
            <text:p>Nor</text:p>
          </table:table-cell>
          <table:table-cell office:value-type="string">
            <text:p>AvRed</text:p>
          </table:table-cell>
          <table:table-cell office:value-type="string">
            <text:p>AvNor</text:p>
          </table:table-cell>
          <table:table-cell/>
          <table:table-cell office:value-type="string">
            <text:p>Assym1.0</text:p>
          </table:table-cell>
          <table:table-cell table:number-columns-repeated="2"/>
          <table:table-cell office:value-type="string">
            <text:p>AvRed</text:p>
          </table:table-cell>
          <table:table-cell office:value-type="string">
            <text:p>AvNor</text:p>
          </table:table-cell>
          <table:table-cell/>
          <table:table-cell office:value-type="string">
            <text:p>Sym1.0</text:p>
          </table:table-cell>
          <table:table-cell table:number-columns-repeated="2"/>
          <table:table-cell office:value-type="string">
            <text:p>AvRed</text:p>
          </table:table-cell>
          <table:table-cell office:value-type="string">
            <text:p>AvNor</text:p>
          </table:table-cell>
          <table:table-cell/>
          <table:table-cell office:value-type="string">
            <text:p>Sym0.5</text:p>
          </table:table-cell>
          <table:table-cell table:number-columns-repeated="2"/>
          <table:table-cell office:value-type="string">
            <text:p>AvRed</text:p>
          </table:table-cell>
          <table:table-cell office:value-type="string">
            <text:p>AvN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AVERAGE([.A2:.A301])" office:value-type="float" office:value="7.25333333333333">
            <text:p>7.25333333333333</text:p>
          </table:table-cell>
          <table:table-cell table:formula="of:=AVERAGE([.B2:.B301])" office:value-type="float" office:value="7.63333333333333">
            <text:p>7.6333333333333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AVERAGE([.G2:.G301])" office:value-type="float" office:value="6.15333333333333">
            <text:p>6.15333333333333</text:p>
          </table:table-cell>
          <table:table-cell table:formula="of:=AVERAGE([.H2:.H301])" office:value-type="float" office:value="6.96">
            <text:p>6.9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AVERAGE([.M2:.M301])" office:value-type="float" office:value="11.2066666666667">
            <text:p>11.2066666666667</text:p>
          </table:table-cell>
          <table:table-cell table:formula="of:=AVERAGE([.N2:.N301])" office:value-type="float" office:value="12.34">
            <text:p>12.3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table:formula="of:=AVERAGE([.S2:.S301])" office:value-type="float" office:value="9.07333333333333">
            <text:p>9.07333333333333</text:p>
          </table:table-cell>
          <table:table-cell table:formula="of:=AVERAGE([.T2:.T301])" office:value-type="float" office:value="9.42666666666667">
            <text:p>9.4266666666666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AVERAGE([.Y2:.Y301])" office:value-type="float" office:value="4.88666666666667">
            <text:p>4.88666666666667</text:p>
          </table:table-cell>
          <table:table-cell table:formula="of:=AVERAGE([.Z2:.Z301])" office:value-type="float" office:value="5.01333333333333">
            <text:p>5.01333333333333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formula="of:=AVERAGE([.AE2:.AE301])" office:value-type="float" office:value="4.20666666666667">
            <text:p>4.20666666666667</text:p>
          </table:table-cell>
          <table:table-cell table:formula="of:=AVERAGE([.AF2:.AF301])" office:value-type="float" office:value="4.16">
            <text:p>4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tdRed</text:p>
          </table:table-cell>
          <table:table-cell office:value-type="string">
            <text:p>StdNo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StdRed</text:p>
          </table:table-cell>
          <table:table-cell office:value-type="string">
            <text:p>StdNor</text:p>
          </table:table-cell>
          <table:table-cell table:number-columns-repeated="2"/>
          <table:table-cell table:number-columns-repeated="2" office:value-type="float" office:value="18">
            <text:p>18</text:p>
          </table:table-cell>
          <table:table-cell office:value-type="string">
            <text:p>StdRed</text:p>
          </table:table-cell>
          <table:table-cell office:value-type="string">
            <text:p>StdNor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string">
            <text:p>StdRed</text:p>
          </table:table-cell>
          <table:table-cell office:value-type="string">
            <text:p>StdNor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StdRed</text:p>
          </table:table-cell>
          <table:table-cell office:value-type="string">
            <text:p>StdNo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dRed</text:p>
          </table:table-cell>
          <table:table-cell office:value-type="string">
            <text:p>StdNor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table:formula="of:=STDEV([.A2:.A301])" office:value-type="float" office:value="2.91733755622235">
            <text:p>2.91733755622235</text:p>
          </table:table-cell>
          <table:table-cell table:formula="of:=STDEV([.B2:.B301])" office:value-type="float" office:value="2.90522920691372">
            <text:p>2.9052292069137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TDEV([.G2:.G301])" office:value-type="float" office:value="2.94256427353794">
            <text:p>2.94256427353794</text:p>
          </table:table-cell>
          <table:table-cell table:formula="of:=STDEV([.H2:.H301])" office:value-type="float" office:value="3.19045398893612">
            <text:p>3.190453988936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STDEV([.M2:.M301])" office:value-type="float" office:value="3.29953207722717">
            <text:p>3.29953207722717</text:p>
          </table:table-cell>
          <table:table-cell table:formula="of:=STDEV([.N2:.N301])" office:value-type="float" office:value="3.47822658845983">
            <text:p>3.47822658845983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STDEV([.S2:.S301])" office:value-type="float" office:value="3.05708599893841">
            <text:p>3.05708599893841</text:p>
          </table:table-cell>
          <table:table-cell table:formula="of:=STDEV([.T2:.T301])" office:value-type="float" office:value="2.94735676982802">
            <text:p>2.9473567698280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TDEV([.Y2:.Y301])" office:value-type="float" office:value="2.48618030936168">
            <text:p>2.48618030936168</text:p>
          </table:table-cell>
          <table:table-cell table:formula="of:=STDEV([.Z2:.Z301])" office:value-type="float" office:value="2.54192055131276">
            <text:p>2.5419205513127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TDEV([.AE2:.AE301])" office:value-type="float" office:value="2.32996093287376">
            <text:p>2.32996093287376</text:p>
          </table:table-cell>
          <table:table-cell table:formula="of:=STDEV([.AF2:.AF301])" office:value-type="float" office:value="2.34793013518981">
            <text:p>2.3479301351898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8">
            <text:p>1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18">
            <text:p>1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8">
            <text:p>1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8">
            <text:p>18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18">
            <text:p>1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18">
            <text:p>1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float" office:value="14">
            <text:p>14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4"/>
          <table:table-cell table:number-columns-repeated="2" office:value-type="float" office:value="8">
            <text:p>8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12/20/2011</text:date>, <text:time>10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0T10:55:51</dc:date>
    <dc:creator>Robin Andeer</dc:creator>
    <meta:generator>OpenOffice.org/3.2$Unix OpenOffice.org_project/320m12$Build-9483</meta:generator>
    <meta:editing-duration>PT00H47M23S</meta:editing-duration>
    <meta:editing-cycles>5</meta:editing-cycles>
    <meta:document-statistic meta:table-count="1" meta:cell-count="3659" meta:object-count="0"/>
  </office:meta>
</office:document-meta>
</file>